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822cm"/>
    </style:style>
    <style:style style:name="co4" style:family="table-column">
      <style:table-column-properties fo:break-before="auto" style:column-width="6.941cm"/>
    </style:style>
    <style:style style:name="co5" style:family="table-column">
      <style:table-column-properties fo:break-before="auto" style:column-width="5.027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8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66ff66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9999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Taulukko1" table:style-name="ta1" table:print="false">
        <table:table-column table:style-name="co2" table:default-cell-style-name="ce4"/>
        <table:table-column table:style-name="co4" table:default-cell-style-name="ce7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nimation state</text:p>
          </table:table-cell>
          <table:table-cell table:style-name="ce1" office:value-type="string">
            <text:p>Animation surface</text:p>
          </table:table-cell>
          <table:table-cell table:style-name="ce1" office:value-type="string">
            <text:p>Filename</text:p>
          </table:table-cell>
          <table:table-cell table:style-name="ce9" office:value-type="string">
            <text:p>Blender Animation name</text:p>
          </table:table-cell>
          <table:table-cell table:style-name="ce10" office:value-type="string">
            <text:p>Legend</text:p>
          </table:table-cell>
          <table:table-cell/>
        </table:table-row>
        <table:table-row table:style-name="ro1">
          <table:table-cell table:style-name="ce2" office:value-type="string">
            <text:p><text:tab/>gubAnimSurfaceIndex[ REGMALE ][ WALKING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office:value-type="string">
            <text:p>S_R_WALK.STI</text:p>
          </table:table-cell>
          <table:table-cell/>
          <table:table-cell table:style-name="ce11" office:value-type="string">
            <text:p>Not 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STANDING ]<text:tab/><text:tab/><text:tab/><text:tab/><text:tab/><text:tab/><text:tab/></text:p>
          </table:table-cell>
          <table:table-cell table:style-name="ce5" office:value-type="string">
            <text:p><text:s/>RGMSTANDING;</text:p>
          </table:table-cell>
          <table:table-cell table:number-columns-repeated="2"/>
          <table:table-cell table:style-name="ce12" office:value-type="string">
            <text:p>Available, but needs work. Like particle effects, etc.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KNEEL_DOWN ]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2"/>
          <table:table-cell table:style-name="ce13" office:value-type="string">
            <text:p>Done</text:p>
          </table:table-cell>
          <table:table-cell table:style-name="ce10"/>
        </table:table-row>
        <table:table-row table:style-name="ro1">
          <table:table-cell table:style-name="ce2" office:value-type="string">
            <text:p><text:tab/>gubAnimSurfaceIndex[ REGMALE ][ CROUCHING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KNEEL_UP ]<text:tab/><text:tab/><text:tab/><text:tab/><text:tab/><text:tab/><text:tab/></text:p>
          </table:table-cell>
          <table:table-cell table:style-name="ce5" office:value-type="string">
            <text:p><text:s/>RGMCROUCH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TING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UNNING ]<text:tab/><text:tab/><text:tab/><text:tab/><text:tab/><text:tab/><text:tab/><text:tab/></text:p>
          </table:table-cell>
          <table:table-cell table:style-name="ce5" office:value-type="string">
            <text:p><text:s/>RGMRUNNING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DOWN ]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AWLING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UP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 ]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STAND ]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STAN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SWAT ]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SWAT ]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 ]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PRONE ]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PRONE ]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DEATHTWICH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STAND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BLOOD_STAND ]<text:tab/><text:tab/></text:p>
          </table:table-cell>
          <table:table-cell office:value-type="string">
            <text:p><text:s/>RGMHITHARDBLOO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_HIT_DEATH ]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AIM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RIFLE_CROUCH ]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RIFLE_CROUCH ]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STAND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OVER ]<text:tab/><text:tab/><text:tab/><text:tab/><text:tab/><text:tab/><text:tab/></text:p>
          </table:table-cell>
          <table:table-cell office:value-type="string">
            <text:p><text:s/>RGMROLL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UPROOF ]<text:tab/>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TUP_FROM_ROLLOVER ]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DOWNROOF ]<text:tab/><text:tab/><text:tab/><text:tab/><text:tab/></text:p>
          </table:table-cell>
          <table:table-cell office:value-type="string">
            <text:p><text:s/>RGMCLIMBROO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ROOF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N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TWITCHB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NB ]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TWITCHB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_DEATH ]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CROUCH ]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BURST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BURST_HIT ]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ENERIC_HIT_DEATH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STAND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FROMHIT_CROUCH ]<text:tab/><text:tab/><text:tab/></text:p>
          </table:table-cell>
          <table:table-cell office:value-type="string">
            <text:p><text:s/>RGMHITCROU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FALLFORWARD_FROMHIT_CROUCH ]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GENERIC_HIT_PRONE ]<text:tab/><text:tab/><text:tab/></text:p>
          </table:table-cell>
          <table:table-cell table:style-name="ce6"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HIT_DEATH ]<text:tab/><text:tab/><text:tab/><text:tab/></text:p>
          </table:table-cell>
          <table:table-cell table:style-name="ce6"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LAY_FROMHIT ]<text:tab/><text:tab/><text:tab/></text:p>
          </table:table-cell>
          <table:table-cell table:style-name="ce6"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HIT_DEATHTWITCHNB ]<text:tab/><text:tab/><text:tab/><text:tab/><text:tab/></text:p>
          </table:table-cell>
          <table:table-cell table:style-name="ce6"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ndex[ REGMALE ][ PRONE_HIT_DEATHTWITCHB ]<text:tab/><text:tab/><text:tab/><text:tab/><text:tab/></text:p>
          </table:table-cell>
          <table:table-cell table:style-name="ce6" office:value-type="string">
            <text:p><text:s/>RGMHITPRONE;</text:p>
          </table:table-cell>
          <table:table-cell table:style-name="Default" office:value-type="string">
            <text:p>S_P_DIE.STI</text:p>
          </table:table-cell>
          <table:table-cell table:number-columns-repeated="3"/>
        </table:table-row>
        <table:table-row table:style-name="ro1">
          <table:table-cell office:value-type="string">
            <text:p><text:tab/>gubAnimSurfaceIndex[ REGMALE ][ FLYBACK_HITDEATH_STOP ]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FORWARD_HITDEATH_STOP ]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_HITDEATH_STOP ]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HITDEATH_STOP ]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LYBACKHIT_STOP ]<text:tab/><text:tab/><text:tab/><text:tab/><text:tab/><text:tab/><text:tab/><text:tab/></text:p>
          </table:table-cell>
          <table:table-cell office:value-type="string">
            <text:p><text:s/>RGMHITHAR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BACKHIT_STOP ]<text:tab/><text:tab/><text:tab/><text:tab/><text:tab/><text:tab/><text:tab/></text:p>
          </table:table-cell>
          <table:table-cell office:value-type="string">
            <text:p><text:s/>RGMHITFALLBA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STOP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STOP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_FALLFORWARD_STOP ]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RONE_LAYFROMHIT_STOP ]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HOPFENCE ]<text:tab/><text:tab/><text:tab/><text:tab/><text:tab/><text:tab/><text:tab/><text:tab/><text:tab/><text:tab/><text:tab/></text:p>
          </table:table-cell>
          <table:table-cell table:style-name="ce5" office:value-type="string">
            <text:p><text:s/>RGMHOPFENC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_BREATH ]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UNCH ]<text:tab/>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NOTHING_STAND ]<text:tab/><text:tab/><text:tab/><text:tab/><text:tab/><text:tab/><text:tab/><text:tab/><text:tab/></text:p>
          </table:table-cell>
          <table:table-cell table:style-name="ce5" office:value-type="string">
            <text:p><text:s/>RGMNOTHING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 ]<text:tab/><text:tab/>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STOP ]<text:tab/><text:tab/>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FK_HITDEATH_TWITCHB ]<text:tab/><text:tab/><text:tab/><text:tab/><text:tab/></text:p>
          </table:table-cell>
          <table:table-cell office:value-type="string">
            <text:p><text:s/>RGMDIE_JFK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FIRE_STAND_BURST_SPREAD ]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DEATH_STOP ]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B ]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TWITCHNB ]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 ]<text:tab/>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DEATH_STOP ]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B ]<text:tab/>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OFF_FORWARD_TWITCHNB ]<text:tab/><text:tab/><text:tab/></text:p>
          </table:table-cell>
          <table:table-cell office:value-type="string">
            <text:p><text:s/>RGMFALLF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UP_ITEM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ITEM ]<text:tab/>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ICE ]<text:tab/><text:tab/><text:tab/><text:tab/><text:tab/><text:tab/><text:tab/><text:tab/><text:tab/><text:tab/><text:tab/><text:tab/><text:tab/></text:p>
          </table:table-cell>
          <table:table-cell office:value-type="string">
            <text:p><text:s/>RGMSLIC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B ]<text:tab/><text:tab/><text:tab/><text:tab/><text:tab/><text:tab/><text:tab/><text:tab/>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UCH_STAB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STANDING ]<text:tab/><text:tab/><text:tab/><text:tab/><text:tab/></text:p>
          </table:table-cell>
          <table:table-cell office:value-type="string">
            <text:p><text:s/>RGMBAYONET_S_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AYONET_STAB_STANDING_VS_PRONE ]<text:tab/><text:tab/><text:tab/><text:tab/><text:tab/></text:p>
          </table:table-cell>
          <table:table-cell office:value-type="string">
            <text:p><text:s/>RGMBAYONET_S_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 ]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ING_AID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 ]<text:tab/><text:tab/>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ODGE_ONE ]<text:tab/><text:tab/><text:tab/><text:tab/><text:tab/><text:tab/><text:tab/><text:tab/><text:tab/><text:tab/><text:tab/></text:p>
          </table:table-cell>
          <table:table-cell office:value-type="string">
            <text:p><text:s/>RGMDODG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office:value-type="string">
            <text:p>S_DBLSHT.sti</text:p>
          </table:table-cell>
          <table:table-cell office:value-type="string">
            <text:p>Standing - Dual Pistols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STAND ]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STAND ]<text:tab/><text:tab/><text:tab/><text:tab/><text:tab/><text:tab/><text:tab/><text:tab/></text:p>
          </table:table-cell>
          <table:table-cell table:style-name="ce6"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AISE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WER_RIFLE ]<text:tab/><text:tab/><text:tab/><text:tab/><text:tab/><text:tab/><text:tab/><text:tab/><text:tab/><text:tab/></text:p>
          </table:table-cell>
          <table:table-cell table:style-name="ce5" office:value-type="string">
            <text:p><text:s/>RGMRAI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ODYEXPLODING ]<text:tab/><text:tab/><text:tab/><text:tab/><text:tab/><text:tab/><text:tab/><text:tab/><text:tab/></text:p>
          </table:table-cell>
          <table:table-cell office:value-type="string">
            <text:p><text:s/>BODY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ITEM ]<text:tab/><text:tab/><text:tab/><text:tab/><text:tab/><text:tab/><text:tab/><text:tab/><text:tab/><text:tab/></text:p>
          </table:table-cell>
          <table:table-cell office:value-type="string">
            <text:p><text:s/>RGM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ITEM ]<text:tab/><text:tab/><text:tab/><text:tab/><text:tab/><text:tab/><text:tab/><text:tab/><text:tab/><text:tab/><text:tab/></text:p>
          </table:table-cell>
          <table:table-cell office:value-type="string">
            <text:p><text:s/>RGMLOB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ED_BURST ]<text:tab/><text:tab/>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BURST ]<text:tab/><text:tab/><text:tab/>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IVE_ITEM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LIMB_CLIFF ]<text:tab/><text:tab/><text:tab/><text:tab/><text:tab/><text:tab/><text:tab/><text:tab/><text:tab/><text:tab/></text:p>
          </table:table-cell>
          <table:table-cell office:value-type="string">
            <text:p><text:s/>RGMMCLIM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HIT 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]<text:tab/><text:tab/><text:tab/>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TER_DIE_STOP ]<text:tab/><text:tab/>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ELIDROP ]<text:tab/><text:tab/><text:tab/><text:tab/><text:tab/><text:tab/><text:tab/><text:tab/><text:tab/><text:tab/><text:tab/></text:p>
          </table:table-cell>
          <table:table-cell office:value-type="string">
            <text:p><text:s/>RGMHELIDRO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EM_LOOK ]<text:tab/><text:tab/><text:tab/><text:tab/><text:tab/><text:tab/><text:tab/><text:tab/><text:tab/><text:tab/><text:tab/></text:p>
          </table:table-cell>
          <table:table-cell office:value-type="string">
            <text:p><text:s/>RGM_LOO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QUISH ]<text:tab/><text:tab/><text:tab/><text:tab/><text:tab/><text:tab/><text:tab/><text:tab/><text:tab/><text:tab/></text:p>
          </table:table-cell>
          <table:table-cell office:value-type="string">
            <text:p><text:s/>RGM_SQUIS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PULL ]<text:tab/><text:tab/><text:tab/><text:tab/><text:tab/><text:tab/><text:tab/><text:tab/><text:tab/><text:tab/><text:tab/></text:p>
          </table:table-cell>
          <table:table-cell office:value-type="string">
            <text:p><text:s/>RGM_PU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G_SPIT ]<text:tab/><text:tab/><text:tab/><text:tab/><text:tab/><text:tab/><text:tab/><text:tab/><text:tab/><text:tab/><text:tab/></text:p>
          </table:table-cell>
          <table:table-cell office:value-type="string">
            <text:p><text:s/>RGM_SP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GOTOBREATH ]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BREATH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LOWKICK ]<text:tab/><text:tab/><text:tab/><text:tab/><text:tab/><text:tab/><text:tab/><text:tab/><text:tab/></text:p>
          </table:table-cell>
          <table:table-cell office:value-type="string">
            <text:p><text:s/>RGMLOWKI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PUNCH ]<text:tab/><text:tab/><text:tab/><text:tab/><text:tab/><text:tab/><text:tab/><text:tab/><text:tab/><text:tab/></text:p>
          </table:table-cell>
          <table:table-cell office:value-type="string">
            <text:p><text:s/>RGMN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NINJA_SPINKICK ]<text:tab/><text:tab/><text:tab/><text:tab/><text:tab/><text:tab/><text:tab/><text:tab/></text:p>
          </table:table-cell>
          <table:table-cell office:value-type="string">
            <text:p><text:s/>RGMSPIN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 ]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ICK_DOOR ]<text:tab/><text:tab/><text:tab/><text:tab/><text:tab/>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IFLE_STAND_HIT ]<text:tab/><text:tab/><text:tab/><text:tab/><text:tab/><text:tab/><text:tab/><text:tab/></text:p>
          </table:table-cell>
          <table:table-cell table:style-name="ce5" office:value-type="string">
            <text:p><text:s/>RGMRHI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TRED ]<text:tab/><text:tab/><text:tab/><text:tab/><text:tab/><text:tab/><text:tab/><text:tab/></text:p>
          </table:table-cell>
          <table:table-cell office:value-type="string">
            <text:p><text:s/>RGMDEEPWATER_TR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SWIM ]<text:tab/><text:tab/><text:tab/><text:tab/><text:tab/><text:tab/><text:tab/><text:tab/></text:p>
          </table:table-cell>
          <table:table-cell office:value-type="string">
            <text:p><text:s/>RGMDEEPWATER_SW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HIT ]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]<text:tab/><text:tab/><text:tab/><text:tab/><text:tab/><text:tab/><text:tab/><text:tab/><text:tab/></text:p>
          </table:table-cell>
          <table:table-cell office:value-type="string">
            <text:p><text:s/>RGMDEEP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PING ]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WATER_DIE_STOP ]<text:tab/><text:tab/><text:tab/><text:tab/><text:tab/><text:tab/></text:p>
          </table:table-cell>
          <table:table-cell office:value-type="string">
            <text:p><text:s/>RGMWATER_DI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TO_DEEP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EEP_TO_LOW_WATER ]<text:tab/><text:tab/><text:tab/><text:tab/><text:tab/><text:tab/><text:tab/></text:p>
          </table:table-cell>
          <table:table-cell office:value-type="string">
            <text:p><text:s/>RGMWATER_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SLEEP ]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EEPING ]<text:tab/><text:tab/><text:tab/><text:tab/>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KAEUP_FROM_SLEEP ]<text:tab/><text:tab/><text:tab/><text:tab/><text:tab/><text:tab/><text:tab/></text:p>
          </table:table-cell>
          <table:table-cell office:value-type="string">
            <text:p><text:s/>RGMSLEE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LOW_STAND ]<text:tab/><text:tab/><text:tab/>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IRE_BURST_LOW_STAND ]<text:tab/><text:tab/><text:tab/>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TANDING_SHOOT_UNJAM ]<text:tab/><text:tab/><text:tab/><text:tab/><text:tab/></text:p>
          </table:table-cell>
          <table:table-cell table:style-name="ce6" office:value-type="string">
            <text:p><text:s/>RGMSTAND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UNJAM ]<text:tab/><text:tab/><text:tab/><text:tab/><text:tab/><text:tab/></text:p>
          </table:table-cell>
          <table:table-cell table:style-name="ce6" office:value-type="string">
            <text:p><text:s/>RGMCROUCH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UNJAM ]<text:tab/><text:tab/><text:tab/><text:tab/><text:tab/><text:tab/><text:tab/></text:p>
          </table:table-cell>
          <table:table-cell table:style-name="ce6" office:value-type="string">
            <text:p><text:s/>RGM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DWEL_UNJAM ]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TANDING_SHOOT_LOW_UNJAM ]<text:tab/><text:tab/></text:p>
          </table:table-cell>
          <table:table-cell office:value-type="string">
            <text:p><text:s/>RGMSHOOT_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office:value-type="string">
            <text:p>SC_DBLSH</text:p>
          </table:table-cell>
          <table:table-cell office:value-type="string">
            <text:p>Crouch - Dual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CROUCH ]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CROUCH ]<text:tab/><text:tab/><text:tab/><text:tab/>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CROUCH_SHOOT_DWEL_UNJAM ]<text:tab/><text:tab/><text:tab/><text:tab/></text:p>
          </table:table-cell>
          <table:table-cell table:style-name="ce6"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UTTING_FENCE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ROM_INJURED_TRANSITION ]<text:tab/><text:tab/><text:tab/><text:tab/></text:p>
          </table:table-cell>
          <table:table-cell office:value-type="string">
            <text:p><text:s/>RGMHURTTRAN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THROW_KNIFE ]<text:tab/><text:tab/><text:tab/><text:tab/><text:tab/><text:tab/><text:tab/><text:tab/><text:tab/><text:tab/></text:p>
          </table:table-cell>
          <table:table-cell office:value-type="string">
            <text:p><text:s/>RGMTHRO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BREATH ]<text:tab/>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GOTOBREATH ]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KNIFE_ENDBREATH ]<text:tab/><text:tab/><text:tab/><text:tab/><text:tab/><text:tab/><text:tab/><text:tab/></text:p>
          </table:table-cell>
          <table:table-cell office:value-type="string">
            <text:p><text:s/>RGMBREATH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STANDING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ATCH_CROUCHED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LANT_BOMB ]<text:tab/><text:tab/><text:tab/><text:tab/><text:tab/><text:tab/><text:tab/><text:tab/><text:tab/><text:tab/></text:p>
          </table:table-cell>
          <table:table-cell table:style-name="ce5" office:value-type="string">
            <text:p><text:s/>RGMPICKU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SE_REMOTE ]<text:tab/><text:tab/><text:tab/><text:tab/><text:tab/><text:tab/><text:tab/><text:tab/><text:tab/><text:tab/></text:p>
          </table:table-cell>
          <table:table-cell office:value-type="string">
            <text:p><text:s/>RGMUSEREMOT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COWER ]<text:tab/><text:tab/><text:tab/><text:tab/><text:tab/><text:tab/><text:tab/><text:tab/><text:tab/><text:tab/></text:p>
          </table:table-cell>
          <table:table-cell table:style-name="ce5"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OWERING ]<text:tab/><text:tab/><text:tab/><text:tab/><text:tab/><text:tab/><text:tab/><text:tab/><text:tab/><text:tab/><text:tab/></text:p>
          </table:table-cell>
          <table:table-cell table:style-name="ce5"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OWER ]<text:tab/><text:tab/><text:tab/><text:tab/><text:tab/><text:tab/><text:tab/><text:tab/><text:tab/><text:tab/><text:tab/></text:p>
          </table:table-cell>
          <table:table-cell table:style-name="ce5"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ROCKET ]<text:tab/><text:tab/><text:tab/><text:tab/><text:tab/><text:tab/><text:tab/><text:tab/><text:tab/></text:p>
          </table:table-cell>
          <table:table-cell office:value-type="string">
            <text:p><text:s/>RGM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MORTAR ]<text:tab/><text:tab/><text:tab/><text:tab/><text:tab/><text:tab/><text:tab/><text:tab/><text:tab/></text:p>
          </table:table-cell>
          <table:table-cell office:value-type="string">
            <text:p><text:s/>RGMMORTA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 ]<text:tab/><text:tab/><text:tab/><text:tab/><text:tab/><text:tab/><text:tab/><text:tab/>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_BACKWARDS ]<text:tab/><text:tab/><text:tab/><text:tab/><text:tab/>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 ]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PUNCH_LOW ]<text:tab/><text:tab/><text:tab/><text:tab/><text:tab/><text:tab/><text:tab/><text:tab/><text:tab/><text:tab/><text:tab/></text:p>
          </table:table-cell>
          <table:table-cell office:value-type="string">
            <text:p><text:s/>RGMPUNCH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ISTOL_SHOOT_LOW ]<text:tab/>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/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ndex[ REGMALE ][ DECAPITATE ]<text:tab/><text:tab/><text:tab/><text:tab/><text:tab/><text:tab/><text:tab/><text:tab/><text:tab/><text:tab/></text:p>
          </table:table-cell>
          <table:table-cell office:value-type="string">
            <text:p><text:s/>RGMC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GOTO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EING_PATIENT ]<text:tab/><text:tab/><text:tab/><text:tab/><text:tab/><text:tab/><text:tab/><text:tab/><text:tab/></text:p>
          </table:table-cell>
          <table:table-cell office:value-type="string">
            <text:p><text:s/>RGMHIT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DOCTOR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DOCTOR ]<text:tab/>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GOTO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ING_REPAIRMAN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REPAIRMAN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ALL_INTO_PIT ]<text:tab/><text:tab/><text:tab/><text:tab/><text:tab/><text:tab/><text:tab/><text:tab/><text:tab/></text:p>
          </table:table-cell>
          <table:table-cell office:value-type="string">
            <text:p><text:s/>RGMFALL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LOAD_ROBOT ]<text:tab/>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ATCH ]<text:tab/>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ROUCH_CATCH ]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RADIO ]<text:tab/><text:tab/><text:tab/><text:tab/><text:tab/><text:tab/><text:tab/><text:tab/><text:tab/><text:tab/><text:tab/></text:p>
          </table:table-cell>
          <table:table-cell office:value-type="string">
            <text:p><text:s/>RGM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_CR_RADIO ]<text:tab/><text:tab/><text:tab/><text:tab/><text:tab/><text:tab/><text:tab/><text:tab/><text:tab/><text:tab/></text:p>
          </table:table-cell>
          <table:table-cell office:value-type="string">
            <text:p><text:s/>RGMCRRADIO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LAP_HIT ]<text:tab/><text:tab/><text:tab/><text:tab/><text:tab/><text:tab/><text:tab/><text:tab/><text:tab/><text:tab/><text:tab/></text:p>
          </table:table-cell>
          <table:table-cell office:value-type="string">
            <text:p><text:s/>RGMHIT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TAKE_BLOOD_FROM_CORPSE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HARIOTS_OF_FIRE ]<text:tab/><text:tab/><text:tab/><text:tab/><text:tab/><text:tab/><text:tab/></text:p>
          </table:table-cell>
          <table:table-cell office:value-type="string">
            <text:p><text:s/>RGMBU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I_PULL_SWITCH ]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MERC_HURT_IDLE_ANIM ]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END_HURT_WALKING ]<text:tab/><text:tab/><text:tab/><text:tab/><text:tab/><text:tab/><text:tab/></text:p>
          </table:table-cell>
          <table:table-cell office:value-type="string">
            <text:p><text:s/>RGMHURTSTANDING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ASS_OBJECT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DROP_ADJACENT_OBJECT ]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READY_DUAL_PRONE ]<text:tab/><text:tab/><text:tab/><text:tab/><text:tab/><text:tab/><text:tab/></text:p>
          </table:table-cell>
          <table:table-cell table:style-name="ce6" office:value-type="string">
            <text:p><text:s/>RGMDWPRONE;</text:p>
          </table:table-cell>
          <table:table-cell office:value-type="string">
            <text:p>S_DB_PRN</text:p>
          </table:table-cell>
          <table:table-cell office:value-type="string">
            <text:p>Prone - Dual Pistol –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ndex[ REGMALE ][ AIM_DUAL_PRONE ]<text:tab/><text:tab/><text:tab/><text:tab/><text:tab/><text:tab/><text:tab/><text:tab/></text:p>
          </table:table-cell>
          <table:table-cell table:style-name="ce6"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SHOOT_DUAL_PRONE ]<text:tab/><text:tab/><text:tab/><text:tab/><text:tab/><text:tab/><text:tab/></text:p>
          </table:table-cell>
          <table:table-cell table:style-name="ce6"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END_DUAL_PRONE ]<text:tab/><text:tab/><text:tab/><text:tab/><text:tab/><text:tab/><text:tab/><text:tab/></text:p>
          </table:table-cell>
          <table:table-cell table:style-name="ce6"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PRONE_SHOOT_DWEL_UNJAM ]<text:tab/><text:tab/><text:tab/></text:p>
          </table:table-cell>
          <table:table-cell table:style-name="ce6" office:value-type="string">
            <text:p><text:s/>RGMDW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PICK_LOCK ]<text:tab/><text:tab/><text:tab/><text:tab/><text:tab/><text:tab/><text:tab/><text:tab/><text:tab/><text:tab/></text:p>
          </table:table-cell>
          <table:table-cell table:style-name="ce5" office:value-type="string">
            <text:p><text:s/>RGMOPE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BEGIN_OPENSTRUCT_CROUCHED ]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LOSE_DOOR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OPEN_STRUCT_CROUCHED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DOOR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CROUCHED ]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_LOCKED_DOOR_CROUCHED ]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OPENSTRUCT_LOCKED_CROUCHED ]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DRUNK_IDLE ]<text:tab/><text:tab/><text:tab/><text:tab/><text:tab/><text:tab/><text:tab/><text:tab/><text:tab/><text:tab/></text:p>
          </table:table-cell>
          <table:table-cell office:value-type="string">
            <text:p><text:s/>RGMDRUN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OWBAR_ATTACK ]<text:tab/><text:tab/><text:tab/><text:tab/><text:tab/><text:tab/><text:tab/><text:tab/></text:p>
          </table:table-cell>
          <table:table-cell office:value-type="string">
            <text:p><text:s/>RGMCROWBA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IPPLE_KICKOUT ]<text:tab/><text:tab/><text:tab/><text:tab/><text:tab/><text:tab/><text:tab/><text:tab/></text:p>
          </table:table-cell>
          <table:table-cell office:value-type="string">
            <text:p><text:s/>CRIPCIVKIC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TTACH_CAN_TO_STRING ]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 ]<text:tab/><text:tab/><text:tab/><text:tab/><text:tab/><text:tab/><text:tab/><text:tab/></text:p>
          </table:table-cell>
          <table:table-cell table:style-name="ce5" office:value-type="string">
            <text:p><text:s/>RGMSNEAKIN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_OVER_BLOCKING_PERSON ]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REFUEL_VEHICLE ]<text:tab/><text:tab/>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LOCKPICK_CROUCHED ]<text:tab/><text:tab/><text:tab/><text:tab/>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//&lt;SB&gt; crouch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ITEM_CROUCHED ]<text:tab/><text:tab/><text:tab/><text:tab/><text:tab/><text:tab/><text:tab/><text:tab/><text:tab/><text:tab/></text:p>
          </table:table-cell>
          <table:table-cell office:value-type="string">
            <text:p><text:s/>RGMCRTHROW;</text:p>
          </table:table-cell>
          <table:table-cell table:number-columns-repeated="4"/>
        </table:table-row>
        <table:table-row table:style-name="ro1">
          <table:table-cell office:value-type="string">
            <text:p><text:tab/>//&lt;/SB&gt;</text:p>
          </table:table-cell>
          <table:table-cell table:number-columns-repeated="5"/>
        </table:table-row>
        <table:table-row table:style-name="ro1">
          <table:table-cell office:value-type="string">
            <text:p><text:tab/>//ddd shoot rocket crouched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SHOOT_ROCKET_CROUCHED ]<text:tab/><text:tab/><text:tab/><text:tab/><text:tab/><text:tab/><text:tab/></text:p>
          </table:table-cell>
          <table:table-cell office:value-type="string">
            <text:p><text:s/>RGMCRROCKE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TING_WK ]<text:tab/>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WAT_BACKWARDS_WK ]<text:tab/><text:tab/><text:tab/><text:tab/><text:tab/><text:tab/></text:p>
          </table:table-cell>
          <table:table-cell office:value-type="string">
            <text:p><text:s/>RGMSWKNIF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WAT_BACKWARDS_NOTHING ]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office:value-type="string">
            <text:p><text:tab/>//grenade throwing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THROW_GRENADE_STANCE ]<text:tab/><text:tab/><text:tab/><text:tab/></text:p>
          </table:table-cell>
          <table:table-cell office:value-type="string">
            <text:p><text:s/>RGMSTHRG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B_GRENADE_STANCE ]<text:tab/><text:tab/><text:tab/><text:tab/></text:p>
          </table:table-cell>
          <table:table-cell office:value-type="string">
            <text:p><text:s/>RGMSLOBG;</text:p>
          </table:table-cell>
          <table:table-cell table:number-columns-repeated="4"/>
        </table:table-row>
        <table:table-row table:style-name="ro1">
          <table:table-cell office:value-type="string">
            <text:p><text:tab/>//roll over</text:p>
          </table:table-cell>
          <table:table-cell table:number-columns-repeated="5"/>
        </table:table-row>
        <table:table-row table:style-name="ro1">
          <table:table-cell office:value-type="string">
            <text:p><text:tab/>gubAnimSurfaceIndex[ REGMALE ][ ROLL_PRONE_L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OLL_PRONE_R ]<text:tab/><text:tab/><text:tab/><text:tab/><text:tab/> <text:s/><text:tab/></text:p>
          </table:table-cell>
          <table:table-cell office:value-type="string">
            <text:p><text:s/>RGMROLL_P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UPWALL ]<text:tab/>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DOWNWALL ]<text:tab/><text:tab/><text:tab/><text:tab/><text:tab/></text:p>
          </table:table-cell>
          <table:table-cell office:value-type="string">
            <text:p><text:s/>RGMWALLJUMP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JUMPWINDOWS ]<text:tab/><text:tab/><text:tab/><text:tab/><text:tab/><text:tab/><text:tab/><text:tab/><text:tab/><text:tab/><text:tab/></text:p>
          </table:table-cell>
          <table:table-cell office:value-type="string">
            <text:p><text:s/>RGMJUMPWINDOWS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WEAPON_RDY ]<text:tab/><text:tab/><text:tab/><text:tab/></text:p>
          </table:table-cell>
          <table:table-cell office:value-type="string">
            <text:p><text:s/>RGMSIDESTEP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DUAL_RDY ]<text:tab/><text:tab/><text:tab/><text:tab/></text:p>
          </table:table-cell>
          <table:table-cell office:value-type="string">
            <text:p><text:s/>RGMSIDESTEP_D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RIFLE ]<text:tab/><text:tab/></text:p>
          </table:table-cell>
          <table:table-cell office:value-type="string">
            <text:p><text:s/>RGMSIDESTEP_CROUCH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PISTOL ]<text:tab/><text:tab/></text:p>
          </table:table-cell>
          <table:table-cell office:value-type="string">
            <text:p><text:s/>RGMSIDESTEP_CROUCH_P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IDE_STEP_CROUCH_DUAL ]<text:tab/><text:tab/><text:tab/></text:p>
          </table:table-cell>
          <table:table-cell office:value-type="string">
            <text:p><text:s/>RGMSIDESTEP_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WEAPON_RDY ]<text:tab/><text:tab/><text:tab/><text:tab/></text:p>
          </table:table-cell>
          <table:table-cell table:style-name="ce5" office:value-type="string">
            <text:p><text:s/>RGMWALK_R_RDY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WALKING_DUAL_RDY ]<text:tab/><text:tab/><text:tab/><text:tab/><text:tab/></text:p>
          </table:table-cell>
          <table:table-cell office:value-type="string">
            <text:p><text:s/>RGMWALK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RIFLE_READY ]<text:tab/><text:tab/><text:tab/></text:p>
          </table:table-cell>
          <table:table-cell table:style-name="ce5" office:value-type="string">
            <text:p><text:s/>RGMCROUCH_R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ROUCHEDMOVE_PISTOL_READY ]<text:tab/><text:tab/><text:tab/></text:p>
          </table:table-cell>
          <table:table-cell table:style-name="ce5" office:value-type="string">
            <text:p><text:s/>RGMCROUCH_P_RDY;</text:p>
          </table:table-cell>
          <table:table-cell office:value-type="string">
            <text:p>s_pistol_crouch_walk_aim.sti</text:p>
          </table:table-cell>
          <table:table-cell office:value-type="string">
            <text:p>Crouch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CROUCHEDMOVE_DUAL_READY ]<text:tab/><text:tab/><text:tab/></text:p>
          </table:table-cell>
          <table:table-cell table:style-name="ce5" office:value-type="string">
            <text:p><text:s/>RGMCROUCH_D_RDY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AID_PRN ]<text:tab/><text:tab/><text:tab/><text:tab/><text:tab/><text:tab/></text:p>
          </table:table-cell>
          <table:table-cell table:style-name="ce5" office:value-type="string">
            <text:p><text:s/>RGMMEDICPRN;</text:p>
          </table:table-cell>
          <table:table-cell office:value-type="string">
            <text:p>S_PRN_MED</text:p>
          </table:table-cell>
          <table:table-cell office:value-type="string">
            <text:p>Prone - Empty Hands - Render Aid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ndex[ REGMALE ][ GIVING_AID_PRN ]<text:tab/><text:tab/><text:tab/><text:tab/><text:tab/></text:p>
          </table:table-cell>
          <table:table-cell table:style-name="ce5"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AID_PRN ]<text:tab/><text:tab/><text:tab/><text:tab/><text:tab/><text:tab/></text:p>
          </table:table-cell>
          <table:table-cell table:style-name="ce5" office:value-type="string">
            <text:p><text:s/>RGMMEDICPR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ADJACENT_GET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EAL_ITEM_CROUCHED ]<text:tab/><text:tab/></text:p>
          </table:table-cell>
          <table:table-cell table:style-name="ce5" office:value-type="string">
            <text:p><text:s/>RGMMEDIC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STAND ]<text:tab/><text:tab/><text:tab/><text:tab/><text:tab/><text:tab/><text:tab/></text:p>
          </table:table-cell>
          <table:table-cell office:value-type="string">
            <text:p><text:s/>RGMSTANDDWAL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DUAL_CROUCH ]<text:tab/><text:tab/><text:tab/><text:tab/><text:tab/><text:tab/><text:tab/></text:p>
          </table:table-cell>
          <table:table-cell office:value-type="string">
            <text:p><text:s/>RGMCDBL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ndex[ REGMALE ][ BURST_DUAL_PRONE ]<text:tab/><text:tab/><text:tab/><text:tab/><text:tab/><text:tab/><text:tab/></text:p>
          </table:table-cell>
          <table:table-cell table:style-name="ce6" office:value-type="string">
            <text:p><text:s/>RGMDWPRON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READY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AI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SHOO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BURST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SHOT_ALTERNATIVE_STAND ]<text:tab/>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BURST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READY_ALTERNATIVE_STAND ]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UNJAM_ALTERNATIVE_STAND ]<text:tab/><text:tab/><text:tab/><text:tab/></text:p>
          </table:table-cell>
          <table:table-cell office:value-type="string">
            <text:p><text:s/>RGM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W_UNJAM_ALTERNATIVE_STAND ]<text:tab/><text:tab/><text:tab/></text:p>
          </table:table-cell>
          <table:table-cell office:value-type="string">
            <text:p><text:s/>RGM_HIP_LOW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WALKING_ALTERNATIVE_RDY ]<text:tab/><text:tab/><text:tab/></text:p>
          </table:table-cell>
          <table:table-cell table:style-name="ce5" office:value-type="string">
            <text:p><text:s/>RGMBASICWALKING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IDE_STEP_ALTERNATIVE_RDY ]<text:tab/><text:tab/><text:tab/></text:p>
          </table:table-cell>
          <table:table-cell table:style-name="ce5" office:value-type="string">
            <text:p><text:s/>RGMSIDESTEP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COWER_CROUCHED ]<text:tab/><text:tab/><text:tab/></text:p>
          </table:table-cell>
          <table:table-cell table:style-name="ce5"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OWER_CROUCHED ]<text:tab/><text:tab/><text:tab/></text:p>
          </table:table-cell>
          <table:table-cell table:style-name="ce5" office:value-type="string">
            <text:p><text:s/>RGMCOWER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START_COWER_PRONE ]<text:tab/><text:tab/><text:tab/><text:tab/></text:p>
          </table:table-cell>
          <table:table-cell table:style-name="ce5"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COWERING_PRONE ]<text:tab/><text:tab/><text:tab/><text:tab/></text:p>
          </table:table-cell>
          <table:table-cell table:style-name="ce5"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END_COWER_PRONE ]<text:tab/><text:tab/><text:tab/><text:tab/></text:p>
          </table:table-cell>
          <table:table-cell table:style-name="ce5" office:value-type="string">
            <text:p><text:s/>RGM_COWER_PRONE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ndex[ REGMALE ][ FOCUSED_PUNCH ]<text:tab/><text:tab/><text:tab/><text:tab/><text:tab/></text:p>
          </table:table-cell>
          <table:table-cell table:style-name="ce5" office:value-type="string">
            <text:p><text:s/>RGMPUNCH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STAB ]<text:tab/><text:tab/><text:tab/><text:tab/><text:tab/></text:p>
          </table:table-cell>
          <table:table-cell office:value-type="string">
            <text:p><text:s/>RGMSTAB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HTH_KICK ]<text:tab/><text:tab/>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FOCUSED_HTH_KICK ]<text:tab/><text:tab/><text:tab/><text:tab/></text:p>
          </table:table-cell>
          <table:table-cell office:value-type="string">
            <text:p><text:s/>RGMKICKDOO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LONG_JUMP ]<text:tab/><text:tab/><text:tab/><text:tab/><text:tab/><text:tab/></text:p>
          </table:table-cell>
          <table:table-cell office:value-type="string">
            <text:p><text:s/>RGMJUMPOVE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 ]<text:tab/><text:tab/><text:tab/><text:tab/><text:tab/></text:p>
          </table:table-cell>
          <table:table-cell office:value-type="string">
            <text:p><text:s/>CRYO_EXPLOD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ndex[ REGMALE ][ CRYO_DEATH_CROUCHED ]<text:tab/><text:tab/><text:tab/></text:p>
          </table:table-cell>
          <table:table-cell office:value-type="string">
            <text:p><text:s/>CRYO_EXPLODE_CROUCHE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0]<text:tab/><text:tab/><text:tab/><text:tab/><text:tab/><text:tab/><text:tab/><text:tab/><text:tab/></text:p>
          </table:table-cell>
          <table:table-cell office:value-type="string">
            <text:p><text:s/>RGMWATER_R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0]<text:tab/><text:tab/><text:tab/><text:tab/><text:tab/><text:tab/><text:tab/><text:tab/><text:tab/></text:p>
          </table:table-cell>
          <table:table-cell office:value-type="string">
            <text:p><text:s/>RGMWATER_R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0]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0]<text:tab/><text:tab/><text:tab/>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0]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][1]<text:tab/><text:tab/><text:tab/><text:tab/><text:tab/><text:tab/><text:tab/><text:tab/><text:tab/></text:p>
          </table:table-cell>
          <table:table-cell office:value-type="string">
            <text:p><text:s/>RGMWATER_N_ST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WALK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UNNING ][1]<text:tab/><text:tab/><text:tab/><text:tab/><text:tab/><text:tab/><text:tab/><text:tab/><text:tab/></text:p>
          </table:table-cell>
          <table:table-cell office:value-type="string">
            <text:p><text:s/>RGMWATER_N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RIFLE_STAND ][1]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RIFLE_STAND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BURST ][1]<text:tab/><text:tab/><text:tab/>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FIRE_STAND_BURST_SPREAD ][1]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END_DUAL_STAND ][1]<text:tab/>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0]<text:tab/><text:tab/></text:p>
          </table:table-cell>
          <table:table-cell office:value-type="string">
            <text:p><text:s/>RGMWATER_R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TANDING_SHOOT_UNJAM ][1]<text:tab/><text:tab/></text:p>
          </table:table-cell>
          <table:table-cell office:value-type="string">
            <text:p><text:s/>RGMWATER_N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0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THROW_ITEM ][1]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0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LOB_ITEM ][1]<text:tab/><text:tab/><text:tab/><text:tab/><text:tab/><text:tab/><text:tab/><text:tab/></text:p>
          </table:table-cell>
          <table:table-cell office:value-type="string">
            <text:p><text:s/>RGMWATERTHR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DUAL_STAND ][1]<text:tab/><text:tab/><text:tab/><text:tab/></text:p>
          </table:table-cell>
          <table:table-cell office:value-type="string">
            <text:p><text:s/>RGMWATER_DBLSHT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AIM_ALTERNATIVE_STAND ][0]<text:tab/>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SHOO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BURST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READY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MidWaterSubIndex[ REGMALE ][ UNJAM_ALTERNATIVE_STAND ][0]<text:tab/><text:tab/><text:tab/><text:tab/><text:tab/></text:p>
          </table:table-cell>
          <table:table-cell office:value-type="string">
            <text:p><text:s/>RGM_WATER_HIP_AIM;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<text:tab/>//Setup some random stuff</text:p>
          </table:table-cell>
          <table:table-cell table:number-columns-repeated="5"/>
        </table:table-row>
        <table:table-row table:style-name="ro1">
          <table:table-cell office:value-type="string">
            <text:p><text:tab/>gRandomAnimDefs[ REGMALE ][ 0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sAnimID<text:tab/><text:tab/><text:tab/><text:tab/><text:tab/><text:tab/><text:tab/></text:p>
          </table:table-cell>
          <table:table-cell office:value-type="string">
            <text:p><text:s/>REG_SPIT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EndRoll<text:tab/><text:tab/><text:tab/><text:tab/><text:tab/><text:tab/></text:p>
          </table:table-cell>
          <table:table-cell office:value-type="string">
            <text:p><text:s/>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0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sAnimID<text:tab/><text:tab/><text:tab/><text:tab/><text:tab/><text:tab/><text:tab/></text:p>
          </table:table-cell>
          <table:table-cell office:value-type="string">
            <text:p><text:s/>REG_SQUISH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EndRoll<text:tab/><text:tab/><text:tab/><text:tab/><text:tab/><text:tab/></text:p>
          </table:table-cell>
          <table:table-cell office:value-type="string">
            <text:p><text:s/>1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Flags<text:tab/><text:tab/><text:tab/><text:tab/><text:tab/><text:tab/><text:tab/></text:p>
          </table:table-cell>
          <table:table-cell office:value-type="string">
            <text:p><text:s/>RANDOM_ANIM_CASUA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1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HandRestriction<text:tab/><text:tab/></text:p>
          </table:table-cell>
          <table:table-cell office:value-type="string">
            <text:p><text:s/>RANDOM_ANIM_RIFLE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sAnimID<text:tab/><text:tab/><text:tab/><text:tab/><text:tab/><text:tab/><text:tab/></text:p>
          </table:table-cell>
          <table:table-cell office:value-type="string">
            <text:p><text:s/>FEM_LOO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StartRoll<text:tab/><text:tab/><text:tab/><text:tab/><text:tab/></text:p>
          </table:table-cell>
          <table:table-cell office:value-type="string">
            <text:p><text:s/>1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EndRoll<text:tab/><text:tab/><text:tab/><text:tab/><text:tab/><text:tab/></text:p>
          </table:table-cell>
          <table:table-cell office:value-type="string">
            <text:p><text:s/>2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Flags<text:tab/><text:tab/><text:tab/><text:tab/><text:tab/><text:tab/><text:tab/></text:p>
          </table:table-cell>
          <table:table-cell office:value-type="string">
            <text:p><text:s/>RANDOM_ANIM_LOOKAROU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2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HandRestriction<text:tab/><text:tab/></text:p>
          </table:table-cell>
          <table:table-cell office:value-type="string">
            <text:p><text:s/>RANDOM_ANIM_NOTHING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sAnimID<text:tab/><text:tab/><text:tab/><text:tab/><text:tab/><text:tab/><text:tab/></text:p>
          </table:table-cell>
          <table:table-cell office:value-type="string">
            <text:p><text:s/>REG_PULL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StartRoll<text:tab/><text:tab/><text:tab/><text:tab/><text:tab/></text:p>
          </table:table-cell>
          <table:table-cell office:value-type="string">
            <text:p><text:s/>3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EndRoll<text:tab/><text:tab/><text:tab/><text:tab/><text:tab/><text:tab/></text:p>
          </table:table-cell>
          <table:table-cell office:value-type="string">
            <text:p><text:s/>39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Flags<text:tab/><text:tab/>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3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sAnimID<text:tab/><text:tab/><text:tab/><text:tab/><text:tab/><text:tab/><text:tab/></text:p>
          </table:table-cell>
          <table:table-cell office:value-type="string">
            <text:p><text:s/>MERC_HURT_IDLE_ANIM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StartRoll<text:tab/><text:tab/><text:tab/><text:tab/><text:tab/></text:p>
          </table:table-cell>
          <table:table-cell office:value-type="string">
            <text:p><text:s/>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EndRoll<text:tab/><text:tab/><text:tab/><text:tab/><text:tab/><text:tab/></text:p>
          </table:table-cell>
          <table:table-cell office:value-type="string">
            <text:p><text:s/>6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Flags<text:tab/><text:tab/><text:tab/><text:tab/><text:tab/><text:tab/><text:tab/></text:p>
          </table:table-cell>
          <table:table-cell office:value-type="string">
            <text:p><text:s/>RANDOM_ANIM_INJURE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4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HandRestriction<text:tab/><text:tab/></text:p>
          </table:table-cell>
          <table:table-cell office:value-type="string">
            <text:p><text:s/>RANDOM_ANIM_IRRELEVENTINHAND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sAnimID<text:tab/><text:tab/><text:tab/><text:tab/><text:tab/><text:tab/><text:tab/></text:p>
          </table:table-cell>
          <table:table-cell office:value-type="string">
            <text:p><text:s/>DRUNK_IDLE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StartRoll<text:tab/><text:tab/><text:tab/><text:tab/><text:tab/></text:p>
          </table:table-cell>
          <table:table-cell office:value-type="string">
            <text:p><text:s/>61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EndRoll<text:tab/><text:tab/><text:tab/><text:tab/><text:tab/><text:tab/></text:p>
          </table:table-cell>
          <table:table-cell office:value-type="string">
            <text:p><text:s/>100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Flags<text:tab/><text:tab/><text:tab/><text:tab/><text:tab/><text:tab/><text:tab/></text:p>
          </table:table-cell>
          <table:table-cell office:value-type="string">
            <text:p><text:s/>RANDOM_ANIM_DRUNK;</text:p>
          </table:table-cell>
          <table:table-cell table:number-columns-repeated="4"/>
        </table:table-row>
        <table:table-row table:style-name="ro1">
          <table:table-cell office:value-type="string">
            <text:p><text:tab/>gRandomAnimDefs[ REGMALE ][ 5 ].ubAnimHeight<text:tab/><text:tab/><text:tab/><text:tab/></text:p>
          </table:table-cell>
          <table:table-cell office:value-type="string">
            <text:p><text:s/>ANIM_STAND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STANDING ]<text:tab/><text:tab/><text:tab/><text:tab/><text:tab/><text:tab/><text:tab/><text:tab/><text:tab/></text:p>
          </table:table-cell>
          <table:table-cell table:style-name="ce5" office:value-type="string">
            <text:p><text:s/>RGMPISTOLBREATH;</text:p>
          </table:table-cell>
          <table:table-cell office:value-type="string">
            <text:p>S_P_BRTH.sti</text:p>
          </table:table-cell>
          <table:table-cell office:value-type="string">
            <text:p>Standing – Pistol – Idl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WALKING ]<text:tab/><text:tab/><text:tab/>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office:value-type="string">
            <text:p>S_N_WALK.sti</text:p>
          </table:table-cell>
          <table:table-cell office:value-type="string">
            <text:p>Standing – Empty Hands – Walk</text:p>
          </table:table-cell>
          <table:table-cell office:value-type="string">
            <text:p>Standing – Pistol – Walk</text:p>
          </table:table-cell>
          <table:table-cell/>
        </table:table-row>
        <table:table-row table:style-name="ro1">
          <table:table-cell table:style-name="ce2" office:value-type="string">
            <text:p><text:tab/>gubAnimSurfaceItemSubIndex[ REGMALE ][ RUNNING ]<text:tab/><text:tab/><text:tab/><text:tab/><text:tab/><text:tab/><text:tab/><text:tab/><text:tab/></text:p>
          </table:table-cell>
          <table:table-cell table:style-name="ce5" office:value-type="string">
            <text:p><text:s/>RGMNOTHING_RUN;</text:p>
          </table:table-cell>
          <table:table-cell office:value-type="string">
            <text:p>S_N_RUN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WATTING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START_SWAT ]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END_SWAT ]<text:tab/><text:tab/><text:tab/><text:tab/><text:tab/><text:tab/><text:tab/><text:tab/><text:tab/></text:p>
          </table:table-cell>
          <table:table-cell table:style-name="ce5" office:value-type="string">
            <text:p><text:s/>RGMNOTHING_SWAT;</text:p>
          </table:table-cell>
          <table:table-cell office:value-type="string">
            <text:p>S_N_SWAT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DOWN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CROUCHING ]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2" office:value-type="string">
            <text:p><text:tab/>gubAnimSurfaceItemSubIndex[ REGMALE ][ KNEEL_UP ]<text:tab/><text:tab/><text:tab/><text:tab/><text:tab/><text:tab/><text:tab/><text:tab/><text:tab/></text:p>
          </table:table-cell>
          <table:table-cell table:style-name="ce5" office:value-type="string">
            <text:p><text:s/>RGMNOTHING_CROUCH;</text:p>
          </table:table-cell>
          <table:table-cell office:value-type="string">
            <text:p>S_N_CRCH.sti</text:p>
          </table:table-cell>
          <table:table-cell table:number-columns-repeated="3"/>
        </table:table-row>
        <table:table-row table:style-name="ro1">
          <table:table-cell table:style-name="ce3" office:value-type="string">
            <text:p><text:tab/>gubAnimSurfaceItemSubIndex[ REGMALE ][ READY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STAND ]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STAND ]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BURST ]<text:tab/><text:tab/><text:tab/><text:tab/><text:tab/>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FIRE_STAND_BURST_SPREAD ]<text:tab/></text:p>
          </table:table-cell>
          <table:table-cell table:style-name="ce6" office:value-type="string">
            <text:p><text:s/>RGMHANDGUN_S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AIM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CROUCH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CROUCH ]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DOWN ]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AWLING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_UP ]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PRONE ]<text:tab/><text:tab/><text:tab/>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READY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AIM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HOOT_RIFLE_PRONE ]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END_RIFLE_PRONE ]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GETUP_FROM_ROLLOVER ]<text:tab/><text:tab/><text:tab/></text:p>
          </table:table-cell>
          <table:table-cell table:style-name="ce6" office:value-type="string">
            <text:p><text:s/>RGMHANDGUN_PRONE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STANDING_SHOOT_UNJAM ]<text:tab/><text:tab/><text:tab/></text:p>
          </table:table-cell>
          <table:table-cell table:style-name="ce6" office:value-type="string">
            <text:p><text:s/>RGMHANDGUN_S_SHOT;</text:p>
          </table:table-cell>
          <table:table-cell office:value-type="string">
            <text:p>S_N_SHOT.sti</text:p>
          </table:table-cell>
          <table:table-cell office:value-type="string">
            <text:p>Standing – Pistol –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CROUCH_SHOOT_UNJAM ]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SHOOT_UNJAM ]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BURST_LOW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FIRE_LOW_STAND ]<text:tab/><text:tab/><text:tab/>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CROUCHED_BURST ]<text:tab/><text:tab/><text:tab/><text:tab/><text:tab/><text:tab/></text:p>
          </table:table-cell>
          <table:table-cell table:style-name="ce6" office:value-type="string">
            <text:p><text:s/>RGMHANDGUN_C_SHOT;</text:p>
          </table:table-cell>
          <table:table-cell office:value-type="string">
            <text:p>S_N_C_AI.sti</text:p>
          </table:table-cell>
          <table:table-cell office:value-type="string">
            <text:p>Crouch - Pistol - Aim &amp; Shoo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PRONE_BURST ]<text:tab/><text:tab/><text:tab/><text:tab/><text:tab/><text:tab/><text:tab/></text:p>
          </table:table-cell>
          <table:table-cell table:style-name="ce6" office:value-type="string">
            <text:p><text:s/>RGMHANDGUN_PRONE;</text:p>
          </table:table-cell>
          <table:table-cell office:value-type="string">
            <text:p>S_N_PRNE.sti</text:p>
          </table:table-cell>
          <table:table-cell office:value-type="string">
            <text:p>Prone – Pistol – Crawl &amp; Shoot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MERC_HURT_IDLE_ANIM ]<text:tab/><text:tab/><text:tab/></text:p>
          </table:table-cell>
          <table:table-cell table:style-name="ce5"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END_HURT_WALKING ]<text:tab/><text:tab/><text:tab/><text:tab/><text:tab/></text:p>
          </table:table-cell>
          <table:table-cell table:style-name="ce5" office:value-type="string">
            <text:p><text:s/>RGMHURTSTANDINGN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WALK_BACKWARDS ]<text:tab/><text:tab/><text:tab/><text:tab/><text:tab/><text:tab/></text:p>
          </table:table-cell>
          <table:table-cell table:style-name="ce6" office:value-type="string">
            <text:p><text:s/>RGMNOTHING_WAL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DRUNK_IDLE ]<text:tab/><text:tab/><text:tab/><text:tab/><text:tab/><text:tab/><text:tab/><text:tab/></text:p>
          </table:table-cell>
          <table:table-cell office:value-type="string">
            <text:p><text:s/>RGMPISTOLDRUNK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tab/>gubAnimSurfaceItemSubIndex[ REGMALE ][ RUNNING_W_PISTOL ]<text:tab/><text:tab/><text:tab/><text:tab/><text:tab/></text:p>
          </table:table-cell>
          <table:table-cell table:style-name="ce5" office:value-type="string">
            <text:p><text:s/>RGMPISTOL_RUN;</text:p>
          </table:table-cell>
          <table:table-cell/>
          <table:table-cell office:value-type="string">
            <text:p>Standing - Empty Hands – Run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WEAPON_RDY ]<text:tab/>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WEAPON_RDY ]<text:tab/>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ItemSubIndex[ REGMALE ][ READY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AI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SHOOT_ALTERNATIVE_STAND ]<text:tab/><text:tab/><text:tab/><text:tab/></text:p>
          </table:table-cell>
          <table:table-cell office:value-type="string">
            <text:p><text:s/>RGM_PFSHOT_AIM;<text:tab/>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BURST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SHOT_ALTERNATIVE_STAND ]<text:tab/>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<text:tab/>gubAnimSurfaceItemSubIndex[ REGMALE ][ LOW_BURST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READY_ALTERNATIVE_STAND ]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ItemSubIndex[ REGMALE ][ UNJAM_ALTERNATIVE_STAND ]<text:tab/><text:tab/><text:tab/><text:tab/></text:p>
          </table:table-cell>
          <table:table-cell office:value-type="string">
            <text:p><text:s/>RGM_PFSHOT_AIM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tab/>gubAnimSurfaceItemSubIndex[ REGMALE ][ LOW_UNJAM_ALTERNATIVE_STAND ]<text:tab/><text:tab/><text:tab/></text:p>
          </table:table-cell>
          <table:table-cell table:style-name="ce6" office:value-type="string">
            <text:p><text:s/>RGMPISTOLSHOOTLOW;</text:p>
          </table:table-cell>
          <table:table-cell office:value-type="string">
            <text:p>S_P_SHLO.sti</text:p>
          </table:table-cell>
          <table:table-cell office:value-type="string">
            <text:p>Standing - Pistol - Shoot low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WALKING_ALTERNATIVE_RDY ]<text:tab/><text:tab/><text:tab/></text:p>
          </table:table-cell>
          <table:table-cell table:style-name="ce5" office:value-type="string">
            <text:p><text:s/>RGMWALK_P_RDY;</text:p>
          </table:table-cell>
          <table:table-cell office:value-type="string">
            <text:p>S_P_RDY_WALK.sti</text:p>
          </table:table-cell>
          <table:table-cell office:value-type="string">
            <text:p>Standing - Pistol - Walk Aim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tab/>gubAnimSurfaceItemSubIndex[ REGMALE ][ SIDE_STEP_ALTERNATIVE_RDY ]<text:tab/><text:tab/><text:tab/></text:p>
          </table:table-cell>
          <table:table-cell table:style-name="ce5" office:value-type="string">
            <text:p><text:s/>RGMSIDESTEP_P_RDY;</text:p>
          </table:table-cell>
          <table:table-cell office:value-type="string">
            <text:p>S_P_RDY_SDSP.sti</text:p>
          </table:table-cell>
          <table:table-cell office:value-type="string">
            <text:p>Standing - Pistol - Sidestep Aim</text:p>
          </table:table-cell>
          <table:table-cell table:number-columns-repeated="2"/>
        </table:table-row>
        <table:table-row table:style-name="ro1">
          <table:table-cell office:value-type="string">
            <text:p><text:tab/>gubAnimSurfaceCorpseID[ REGMALE ][ GENERIC_HIT_DEATH ]<text:tab/><text:tab/>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 ]<text:tab/>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WATER_DIE ]<text:tab/><text:tab/><text:tab/><text:tab/><text:tab/><text:tab/><text:tab/><text:tab/><text:tab/><text:tab/></text:p>
          </table:table-cell>
          <table:table-cell office:value-type="string">
            <text:p><text:s/>SMERC_WTR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_DEATH ]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JFK_HITDEATH ]<text:tab/><text:tab/><text:tab/><text:tab/><text:tab/><text:tab/><text:tab/><text:tab/><text:tab/></text:p>
          </table:table-cell>
          <table:table-cell office:value-type="string">
            <text:p><text:s/>SMERC_JF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DEATH ]<text:tab/>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_FORWARD_DEATH ]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_HIT ]<text:tab/><text:tab/>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GENERIC_HIT_DEATHTWITCHNB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FROMHIT_STAND ]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ENDFALLFORWARD_FROMHIT_CROUCH ]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STAND ]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_HIT_DEATHTWITCHNB ]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HIT_DEATHTWITCHNB ]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_FROMHIT ]<text:tab/><text:tab/>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OFF ]<text:tab/><text:tab/><text:tab/><text:tab/><text:tab/><text:tab/><text:tab/><text:tab/><text:tab/><text:tab/><text:tab/></text:p>
          </table:table-cell>
          <table:table-cell office:value-type="string">
            <text:p><text:s/>SMERC_FALLF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FORWARD_ROOF ]<text:tab/><text:tab/><text:tab/><text:tab/><text:tab/><text:tab/><text:tab/></text:p>
          </table:table-cell>
          <table:table-cell office:value-type="string">
            <text:p><text:s/>SMERC_FALL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LYBACKHIT_STOP ]<text:tab/><text:tab/><text:tab/><text:tab/><text:tab/><text:tab/><text:tab/></text:p>
          </table:table-cell>
          <table:table-cell office:value-type="string">
            <text:p><text:s/>SMERC_DH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STAND_FALLFORWARD_STOP ]<text:tab/><text:tab/><text:tab/><text:tab/></text:p>
          </table:table-cell>
          <table:table-cell office:value-type="string">
            <text:p><text:s/>SMERC_FW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FALLBACKHIT_STOP ]<text:tab/><text:tab/><text:tab/><text:tab/><text:tab/><text:tab/><text:tab/></text:p>
          </table:table-cell>
          <table:table-cell office:value-type="string">
            <text:p><text:s/>SMERC_BCK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PRONE_LAYFROMHIT_STOP ]<text:tab/><text:tab/><text:tab/><text:tab/></text:p>
          </table:table-cell>
          <table:table-cell office:value-type="string">
            <text:p><text:s/>SMERC_PRN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HARIOTS_OF_FIRE ]<text:tab/><text:tab/><text:tab/><text:tab/><text:tab/><text:tab/><text:tab/></text:p>
          </table:table-cell>
          <table:table-cell office:value-type="string">
            <text:p><text:s/>BURNT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BODYEXPLODING ]<text:tab/><text:tab/><text:tab/><text:tab/><text:tab/><text:tab/><text:tab/><text:tab/></text:p>
          </table:table-cell>
          <table:table-cell office:value-type="string">
            <text:p><text:s/>EXPLODE_DEAD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 ]<text:tab/><text:tab/><text:tab/>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>
          <table:table-cell office:value-type="string">
            <text:p><text:tab/>gubAnimSurfaceCorpseID[ REGMALE ][ CRYO_DEATH_CROUCHED ]<text:tab/><text:tab/><text:tab/></text:p>
          </table:table-cell>
          <table:table-cell office:value-type="string">
            <text:p><text:s/>CRYO_CORPSE;</text:p>
          </table:table-cell>
          <table:table-cell table:number-columns-repeated="4"/>
        </table:table-row>
        <table:table-row table:style-name="ro1" table:number-rows-repeated="10481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ulukk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5">25.01.2021</text:date>, <text:time>19:56:2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4:08:11.27</meta:creation-date>
    <dc:date>2021-01-25T19:56:20.50</dc:date>
    <meta:editing-duration>PT19H49M55S</meta:editing-duration>
    <meta:editing-cycles>91</meta:editing-cycles>
    <meta:generator>OpenOffice/4.1.3$Win32 OpenOffice.org_project/413m1$Build-9783</meta:generator>
    <meta:document-statistic meta:table-count="3" meta:cell-count="919" meta:object-count="0"/>
  </office:meta>
</office:document-meta>
</file>